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list-style-name="L1" style:name="P1" style:parent-style-name="Standard"/>
    <style:style style:family="section" style:name="Sect1">
      <style:section-properties anx:BungeniSectionID="68kr23dMTTeyv6FmeL7+pQ" anx:BungeniSectionType="body" style:editable="false">
        <style:columns fo:column-count="1" fo:column-gap="0in"/>
      </style:section-properties>
    </style:style>
    <style:style style:family="section" style:name="Sect2">
      <style:section-properties anx:BungeniSectionID="swfguEdcS2i+CRtUTB3K2g" anx:BungeniSectionType="Preface"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3">
      <style:section-properties anx:BungeniSectionID="q8i3LT1QRsC6B1Bqy9wJO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4">
      <style:section-properties anx:BungeniSectionID="WfsDPiveS2y6diLAwWPg5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5">
      <style:section-properties anx:BungeniSectionID="vyEYgmn3QMGLVGh7yC3apw" anx:BungeniSectionType="PapersLaid"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6">
      <style:section-properties anx:BungeniSectionID="PBxvRio9QCG/3h4prR+RRw" anx:BungeniSectionType="PapersLaidList" anx:__BungeniMetaEditable="false" fo:background-color="transparent" fo:margin-left="0.6in" fo:margin-right="0in" style:editable="false">
        <style:columns fo:column-count="1" fo:column-gap="0in"/>
        <style:background-image style:filter-name="PNG - Portable Network Graphic" xlink:actuate="onLoad" xlink:href="Pictures/100000000000000400000004CC5182EB.png" xlink:type="simple"/>
      </style:section-properties>
    </style:style>
    <style:style style:family="section" style:name="Sect7">
      <style:section-properties anx:BungeniSectionID="6Byxde/+SX+N3sxWcddFeg"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8">
      <style:section-properties anx:BungeniSectionID="obIhaG7AQHmeQaSxaFQdew" anx:BungeniSectionType="Communication" anx:__BungeniMetaEditable="false" fo:background-color="#ffffff" fo:margin-left="0.4in" fo:margin-right="0in" style:editable="false">
        <style:columns fo:column-count="1" fo:column-gap="0in"/>
        <style:background-image/>
      </style:section-properties>
    </style:style>
    <style:style style:family="section" style:name="Sect9">
      <style:section-properties anx:BungeniPersonID="212" anx:BungeniPersonRole="212" anx:BungeniSectionID="e3UDWLnISZaC83bJuW9dZw"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0">
      <style:section-properties anx:BungeniPersonID="380" anx:BungeniPersonRole="380" anx:BungeniSectionID="cTyFSSNcSeS+n3UJetaDkQ" anx:BungeniSectionType="Speech" anx:BungeniSpeechAs="MemberOfParliament" anx:BungeniSpeechAsDesc="Member of Parliament" anx:BungeniSpeechAsURI="/ontology/roles/ke/member" anx:BungeniSpeechBy="PeKricT usendwe" anx:BungeniSpeechByURI="ken.person.PeKricT.usendwe.1984-06-22"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1">
      <style:section-properties anx:BungeniPersonID="212" anx:BungeniPersonRole="212" anx:BungeniSectionID="QL2Ia1QbS/KjTWIWY5YPsg" anx:BungeniSectionType="Speech" anx:BungeniSpeechAs="Speaker" anx:BungeniSpeechAsDesc="Speaker" anx:BungeniSpeechAsURI="/ontology/roles/ke/speaker" anx:BungeniSpeechBy="Amina Abdalla" anx:BungeniSpeechByURI="ken.person.Amina.Abdalla.1956-02-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2">
      <style:section-properties anx:BungeniSectionID="FQwzBBp4Q1ul8IiegHh2Sw" anx:BungeniSectionType="PointOfOrder"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3">
      <style:section-properties anx:BungeniPersonID="5" anx:BungeniPersonRole="5" anx:BungeniSectionID="iUxQwknhQySiNHOwi8M90w" anx:BungeniSectionType="Speech" anx:BungeniSpeechAs="MemberOfParliament" anx:BungeniSpeechAsDesc="Member of Parliament" anx:BungeniSpeechAsURI="/ontology/roles/ke/member" anx:BungeniSpeechBy="Epainitoos Akaranga" anx:BungeniSpeechByURI="ken.person.Epainitoos.Akaranga.1951-12-1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4">
      <style:section-properties anx:BungeniPersonID="179" anx:BungeniPersonRole="179" anx:BungeniSectionID="vszNzmmEQWeh2oDMO6pZtA" anx:BungeniSectionType="Speech" anx:BungeniSpeechAs="MemberOfParliament" anx:BungeniSpeechAsDesc="Member of Parliament" anx:BungeniSpeechAsURI="/ontology/roles/ke/member" anx:BungeniSpeechBy="William Reto" anx:BungeniSpeechByURI="ken.person.William.Reto.1949-01-03"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5">
      <style:section-properties anx:BungeniSectionID="732LqMxNQ92TZqKiDZCvyQ" anx:BungeniSectionType="Observation" anx:__BungeniMetaEditable="false"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16">
      <style:section-properties anx:BungeniSectionID="0J80zoJKSjWDf0KMH2ArDg" anx:BungeniSectionType="N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D7F2E517.png" xlink:type="simple"/>
      </style:section-properties>
    </style:style>
    <style:style style:family="section" style:name="Sect17">
      <style:section-properties anx:BungeniMotionName="Establishment of An Ombudsman" anx:BungeniMotionNo="2" anx:BungeniMotionTitle="Establishment of An Ombudsman" anx:BungeniMotionURI="ken.motion.ombudsman" anx:BungeniSectionID="9wRFOuUAS624PECN23Lqcw" anx:BungeniSectionType="NoticeOfMotion" anx:__BungeniMetaEditable="true" anx:__BungeniMetaEditor="toolbarSubAction.makeDebateMotionBlockSection.section_creation"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18">
      <style:section-properties anx:BungeniMotionName="Establishment of An Ombudsman" anx:BungeniMotionNo="2" anx:BungeniMotionTitle="Establishment of An Ombudsman" anx:BungeniMotionURI="ken.motion.ombudsman" anx:BungeniPersonID="26" anx:BungeniPersonRole="26" anx:BungeniSectionID="iwfNYlxpTRmmfybFiWOEVQ" anx:BungeniSectionType="Speech" anx:BungeniSpeechAs="MemberOfParliament" anx:BungeniSpeechAsDesc="Member of Parliament" anx:BungeniSpeechAsURI="/ontology/roles/ke/member" anx:BungeniSpeechBy="Gorrach Galgallo" anx:BungeniSpeechByURI="ken.person.Gorrach.Galgallo.1978-07-07"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19">
      <style:section-properties anx:BungeniSectionID="Yeaw/EiKQGeFl+rm7lHyAg" anx:BungeniSectionType="PMotionsContainer" anx:__BungeniMetaEditable="false" fo:background-color="transparent" fo:margin-left="0.3in" fo:margin-right="0in" style:editable="false">
        <style:columns fo:column-count="1" fo:column-gap="0in"/>
        <style:background-image style:filter-name="PNG - Portable Network Graphic" xlink:actuate="onLoad" xlink:href="Pictures/1000000000000004000000044B8B09BB.png" xlink:type="simple"/>
      </style:section-properties>
    </style:style>
    <style:style style:family="section" style:name="Sect20">
      <style:section-properties anx:BungeniSectionID="+79e2UWJTeSjsrmT1xkIRA" anx:BungeniSectionType="ProceduralMotion" anx:__BungeniMetaEditable="false" fo:background-color="transparent" fo:margin-left="0.5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1">
      <style:section-properties anx:BungeniPersonID="15" anx:BungeniPersonRole="15" anx:BungeniSectionID="ymkHDKsPT0+0wU5FpxeWqg" anx:BungeniSectionType="Speech" anx:BungeniSpeechAs="MemberOfParliament" anx:BungeniSpeechAsDesc="Member of Parliament" anx:BungeniSpeechAsURI="/ontology/roles/ke/member" anx:BungeniSpeechBy="Adan Billow" anx:BungeniSpeechByURI="ken.person.Adan.Billow.1938-07-25"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2">
      <style:section-properties anx:BungeniPersonID="563" anx:BungeniPersonRole="563" anx:BungeniSectionID="IMMRuckLSZGqBKGkIzQoYA" anx:BungeniSectionType="Speech" anx:BungeniSpeechAs="MemberOfParliament" anx:BungeniSpeechAsDesc="Member of Parliament" anx:BungeniSpeechAsURI="/ontology/roles/ke/member" anx:BungeniSpeechBy="Epeinituus Midiwa" anx:BungeniSpeechByURI="ken.person.Epeinituus.Midiwa.1979-11-01"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3">
      <style:section-properties anx:BungeniEventName="actionevt1" anx:BungeniOntology="/ontology/event/question/proposed" anx:BungeniOntologyName="QuestionProposed" anx:BungeniSectionID="CSiH+dmzQISzZH+XrSckjQ"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4">
      <style:section-properties anx:BungeniEventName="actionevt2" anx:BungeniOntology="/ontology/event/question/accepted" anx:BungeniOntologyName="QuestionAccepted" anx:BungeniSectionID="ewpFc7ZpRnu1IzK9qPrpKg" anx:BungeniSectionType="ActionEvent" anx:__BungeniMetaEditable="false" fo:background-color="transparent" style:editable="false">
        <style:columns fo:column-count="1" fo:column-gap="0in"/>
        <style:background-image style:filter-name="PNG - Portable Network Graphic" xlink:actuate="onLoad" xlink:href="Pictures/100000000000000400000004DE6A59C2.png" xlink:type="simple"/>
      </style:section-properties>
    </style:style>
    <style:style style:family="section" style:name="Sect25">
      <style:section-properties anx:BungeniSectionID="x23uFT0yRa2UY9XAR080Kw" anx:BungeniSectionType="Conclusion" anx:__BungeniMetaEditable="false" fo:background-color="transparent" fo:margin-left="0.4in" fo:margin-right="0in" style:editable="false">
        <style:columns fo:column-count="1" fo:column-gap="0in"/>
        <style:background-image style:filter-name="PNG - Portable Network Graphic" xlink:actuate="onLoad" xlink:href="Pictures/1000000000000004000000042C88C416.png" xlink:type="simple"/>
      </style:section-properties>
    </style:style>
    <style:style style:family="section" style:name="Sect26">
      <style:section-properties anx:BungeniPersonID="557" anx:BungeniPersonRole="557" anx:BungeniSectionID="UDZKWq7VS2uCzBP2ZC5Zpg" anx:BungeniSectionType="Speech" anx:BungeniSpeechAs="DySpeaker" anx:BungeniSpeechAsDesc="Deputy Speaker" anx:BungeniSpeechAsURI="/ontology/roles/ke/dyspeaker" anx:BungeniSpeechBy="Herrisun Muranda" anx:BungeniSpeechByURI="ken.person.Herrisun.Muranda.1952-09-09" anx:__BungeniMetaEditable="true" anx:__BungeniMetaEditor="toolbarSubAction.makeDebateSpeechBlockSection.section_creation" fo:background-color="transparent" fo:margin-left="0.6in" fo:margin-right="0in" style:editable="false">
        <style:columns fo:column-count="1" fo:column-gap="0in"/>
        <style:background-image style:filter-name="PNG - Portable Network Graphic" xlink:actuate="onLoad" xlink:href="Pictures/1000000000000004000000045A636FA8.png" xlink:type="simple"/>
      </style:section-properties>
    </style:style>
    <style:style style:family="section" style:name="Sect27">
      <style:section-properties anx:BungeniPersonID="557" anx:BungeniPersonRole="557" anx:BungeniSectionID="WgGzCOKIT8G7YkAnl233NQ" anx:BungeniSectionType="Observation" anx:BungeniSpeechAs="DySpeaker" anx:BungeniSpeechAsDesc="Deputy Speaker" anx:BungeniSpeechAsURI="/ontology/roles/ke/dyspeaker" anx:BungeniSpeechBy="Herrisun Muranda" anx:BungeniSpeechByURI="ken.person.Herrisun.Muranda.1952-09-09" anx:__BungeniMetaEditable="false" anx:__BungeniMetaEditor="toolbarSubAction.makeDebateSpeechBlockSection.section_creation" fo:background-color="transparent" fo:margin-left="0.8in" fo:margin-right="0in" style:editable="false">
        <style:columns fo:column-count="1" fo:column-gap="0in"/>
        <style:background-image style:filter-name="PNG - Portable Network Graphic" xlink:actuate="onLoad" xlink:href="Pictures/1000000000000004000000044B8B09BB.png" xlink:type="simple"/>
      </style:section-properties>
    </style:style>
    <text:list-style style:name="L1">
      <text:list-level-style-bullet style:num-suffix="." text:bullet-char="•" text:level="1">
        <style:list-level-properties text:list-level-position-and-space-mode="label-alignment">
          <style:list-level-label-alignment fo:margin-left="0.5in" fo:text-indent="-0.25in" text:label-followed-by="listtab" text:list-tab-stop-position="0.5in"/>
        </style:list-level-properties>
      </text:list-level-style-bullet>
      <text:list-level-style-number style:num-format="1" style:num-suffix="." text:level="2">
        <style:list-level-properties text:list-level-position-and-space-mode="label-alignment">
          <style:list-level-label-alignment fo:margin-left="0.75in" fo:text-indent="-0.25in" text:label-followed-by="listtab" text:list-tab-stop-position="0.75in"/>
        </style:list-level-properties>
      </text:list-level-style-number>
      <text:list-level-style-number style:num-format="1" style:num-suffix="." text:level="3">
        <style:list-level-properties text:list-level-position-and-space-mode="label-alignment">
          <style:list-level-label-alignment fo:margin-left="1in" fo:text-indent="-0.25in" text:label-followed-by="listtab" text:list-tab-stop-position="1in"/>
        </style:list-level-properties>
      </text:list-level-style-number>
      <text:list-level-style-number style:num-format="1" style:num-suffix="." text:level="4">
        <style:list-level-properties text:list-level-position-and-space-mode="label-alignment">
          <style:list-level-label-alignment fo:margin-left="1.25in" fo:text-indent="-0.25in" text:label-followed-by="listtab" text:list-tab-stop-position="1.25in"/>
        </style:list-level-properties>
      </text:list-level-style-number>
      <text:list-level-style-number style:num-format="1" style:num-suffix="." text:level="5">
        <style:list-level-properties text:list-level-position-and-space-mode="label-alignment">
          <style:list-level-label-alignment fo:margin-left="1.5in" fo:text-indent="-0.25in" text:label-followed-by="listtab" text:list-tab-stop-position="1.5in"/>
        </style:list-level-properties>
      </text:list-level-style-number>
      <text:list-level-style-number style:num-format="1" style:num-suffix="." text:level="6">
        <style:list-level-properties text:list-level-position-and-space-mode="label-alignment">
          <style:list-level-label-alignment fo:margin-left="1.75in" fo:text-indent="-0.25in" text:label-followed-by="listtab" text:list-tab-stop-position="1.75in"/>
        </style:list-level-properties>
      </text:list-level-style-number>
      <text:list-level-style-number style:num-format="1" style:num-suffix="." text:level="7">
        <style:list-level-properties text:list-level-position-and-space-mode="label-alignment">
          <style:list-level-label-alignment fo:margin-left="2in" fo:text-indent="-0.25in" text:label-followed-by="listtab" text:list-tab-stop-position="2in"/>
        </style:list-level-properties>
      </text:list-level-style-number>
      <text:list-level-style-number style:num-format="1" style:num-suffix="." text:level="8">
        <style:list-level-properties text:list-level-position-and-space-mode="label-alignment">
          <style:list-level-label-alignment fo:margin-left="2.25in" fo:text-indent="-0.25in" text:label-followed-by="listtab" text:list-tab-stop-position="2.25in"/>
        </style:list-level-properties>
      </text:list-level-style-number>
      <text:list-level-style-number style:num-format="1" style:num-suffix="." text:level="9">
        <style:list-level-properties text:list-level-position-and-space-mode="label-alignment">
          <style:list-level-label-alignment fo:margin-left="2.5in" fo:text-indent="-0.25in" text:label-followed-by="listtab" text:list-tab-stop-position="2.5in"/>
        </style:list-level-properties>
      </text:list-level-style-number>
      <text:list-level-style-number style:num-format="1" style:num-suffix="." text:level="10">
        <style:list-level-properties text:list-level-position-and-space-mode="label-alignment">
          <style:list-level-label-alignment fo:margin-left="2.75in" fo:text-indent="-0.25in" text:label-followed-by="listtab" text:list-tab-stop-position="2.75in"/>
        </style:list-level-properties>
      </text:list-level-style-number>
    </text:list-style>
  </office:automatic-styles>
  <office:body>
    <office:text text:use-soft-page-breaks="true">
      <text:tracked-changes>
        <text:changed-region text:id="ct-1413626628">
          <text:deletion>
            <office:change-info>
              <dc:creator>Jimmy Buru</dc:creator>
              <dc:date>2010-06-18T16:19:00</dc:date>
            </office:change-info>
            <text:p text:style-name="Standard">chambers</text:p>
          </text:deletion>
        </text:changed-region>
        <text:changed-region text:id="ct-1413626068">
          <text:insertion>
            <office:change-info>
              <dc:creator>Jimmy Buru</dc:creator>
              <dc:date>2010-06-18T16:19:00</dc:date>
            </office:change-info>
          </text:insertion>
        </text:changed-region>
        <text:changed-region text:id="ct-1413627636">
          <text:insertion>
            <office:change-info>
              <dc:creator>Jimmy Buru</dc:creator>
              <dc:date>2010-06-18T16:19:00</dc:date>
            </office:change-info>
          </text:insertion>
        </text:changed-region>
        <text:changed-region text:id="ct-1413625844">
          <text:deletion>
            <office:change-info>
              <dc:creator>Jimmy Buru</dc:creator>
              <dc:date>2010-06-18T16:19:00</dc:date>
            </office:change-info>
            <text:p text:style-name="heading_5f_pointoforder">Accessing <text:tab/></text:p>
          </text:deletion>
        </text:changed-region>
        <text:changed-region text:id="ct-1413625508">
          <text:deletion>
            <office:change-info>
              <dc:creator>Jimmy Buru</dc:creator>
              <dc:date>2010-06-18T16:19:00</dc:date>
            </office:change-info>
            <text:p text:style-name="Standard">Sir</text:p>
          </text:deletion>
        </text:changed-region>
        <text:changed-region text:id="ct-1413625172">
          <text:insertion>
            <office:change-info>
              <dc:creator>Jimmy Buru</dc:creator>
              <dc:date>2010-06-18T16:19:00</dc:date>
            </office:change-info>
          </text:insertion>
        </text:changed-region>
        <text:changed-region text:id="ct-1413762912">
          <text:deletion>
            <office:change-info>
              <dc:creator>Jimmy Buru</dc:creator>
              <dc:date>2010-06-18T16:19:00</dc:date>
            </office:change-info>
            <text:p text:style-name="Standard">remarks, Mr. Speaker, Sir, I would like to commend this Procedural Motion to the hon. Members and I beg to move. </text:p>
          </text:deletion>
        </text:changed-region>
        <text:changed-region text:id="ct-1413763024">
          <text:deletion>
            <office:change-info>
              <dc:creator>Jimmy Buru</dc:creator>
              <dc:date>2010-06-18T16:19:00</dc:date>
            </office:change-info>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deletion>
        </text:changed-region>
        <text:changed-region text:id="ct-1413762016">
          <text:deletion>
            <office:change-info>
              <dc:creator>Jimmy Buru</dc:creator>
              <dc:date>2010-06-18T16:19:00</dc:date>
            </office:change-info>
            <text:p text:style-name="observation">c</text:p>
          </text:deletion>
        </text:changed-region>
        <text:changed-region text:id="ct-1413762464">
          <text:insertion>
            <office:change-info>
              <dc:creator>Jimmy Buru</dc:creator>
              <dc:date>2010-06-18T16: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1">
        <text:section text:name="preface" text:style-name="Sect2">
          <text:p text:style-name="heading_5f_preface">NATIONAL ASSEMBLY <text:s text:c="3"/></text:p>
          <text:p text:style-name="Standard"/>
          <text:p text:style-name="subheading_5f_preface"><text:tab/>OFFICIAL REPORT </text:p>
          <text:p text:style-name="Standard"/>
          <text:section text:name="comment3" text:style-name="Sect3">
            <text:p text:style-name="observation">[Mr Speaker in the Chair] </text:p>
            <text:p text:style-name="observation"/>
          </text:section>
        </text:section>
        <text:section text:name="comment2" text:style-name="Sect4">
          <text:p text:style-name="observation">PRAYERS </text:p>
          <text:p text:style-name="observation"/>
        </text:section>
        <text:section text:name="papers1" text:style-name="Sect5">
          <text:p text:style-name="heading_5f_papers">PAPERS LAID </text:p>
          <text:p text:style-name="Standard"/>
          <text:p text:style-name="subheading_5f_papers">The following Papers were laid on the Table: </text:p>
          <text:p text:style-name="Standard"/>
          <text:section text:name="tbldocs1" text:style-name="Sect6">
            <text:list text:style-name="L1" xml:id="list472712728">
              <text:list-item>
                <text:p text:style-name="P1"><text:a xlink:href="uri:/ken/person/hon.khamasi/doc-20040704" xlink:type="simple">The Report of the Commonwealth Parliamentary Association (CPA) Kenya branch delegation to the 35th CPA (Africa Region) conference held in Lobamba, Swaziland from 7th August, 2004 to 15th August, 2004. </text:a></text:p>
              </text:list-item>
              <text:list-item>
                <text:p text:style-name="P1"><text:a xlink:href="uri:/ken/docs/ministry/agricultuer/doc000001" xlink:type="simple">Annual Report and Accounts of Jomo Kenyatta University College of Agriculture and Technology for the year ended 30th June, 1990 and the Certificate thereon by the Auditor-General (Corporations)</text:a></text:p>
              </text:list-item>
              <text:list-item>
                <text:p text:style-name="P1"><text:a xlink:href="uri:/ken/docs/ministry/education/doc000002" xlink:type="simple">Audit Report and Accounts of Higher Education Loans Fund for the year ended 30th June, 1983 and the Certificate thereon by the Auditor-General (Corporations)</text:a></text:p>
              </text:list-item>
              <text:list-item>
                <text:p text:style-name="P1"><text:a xlink:href="uri:/ken/docs/ministry/finance/doc000231" xlink:type="simple">Finance Report and Accounts of Higher Education Loans Fund for the year ended 30th June, 1983 and the Certificate thereon by the Auditor-General (Corporations)</text:a></text:p>
              </text:list-item>
            </text:list>
            <text:p text:style-name="Standard"><text:a xlink:href="uri:/ken/docs/ministry/finance/doc000231" xlink:type="simple"/></text:p>
            <text:section text:name="comment1" text:style-name="Sect7">
              <text:p text:style-name="observation">(By the Assistant Minister for Finance (Mr. Keah) on behalf of the Minister for Finance) </text:p>
            </text:section>
            <text:p text:style-name="observation"/>
          </text:section>
        </text:section>
        <text:section text:name="comnctn1" text:style-name="Sect8">
          <text:p text:style-name="heading_5f_comchair">COMMUNICATION FROM THE CHAIR </text:p>
          <text:section text:name="speech1" text:style-name="Sect9">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name="speech2" text:style-name="Sect10">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name="speech3" text:style-name="Sect11">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text:change text:change-id="ct-1413626628"/><text:change-start text:change-id="ct-1413626068"/>OFFICE<text:change-end text:change-id="ct-1413626068"/> I watch the attendance here. <text:s/></text:p>
          </text:section>
          <text:p text:style-name="Standard"/>
        </text:section>
        <text:section text:name="porder1" text:style-name="Sect12">
          <text:p text:style-name="heading_5f_pointoforder">POINT OF ORDER </text:p>
          <text:p text:style-name="heading_5f_pointoforder"><text:tab/>Banning of Matatus from <text:change-start text:change-id="ct-1413627636"/>reaching <text:change-end text:change-id="ct-1413627636"/><text:change text:change-id="ct-1413625844"/>Nairobi CBD </text:p>
          <text:p text:style-name="Standard"><text:tab/></text:p>
          <text:section text:name="speech4" text:style-name="Sect13">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name="speech5" text:style-name="Sect14">
            <text:p text:style-name="Standard"><text:tab/><text:reference-mark-start text:name="BungeniSpeechBy:WilliamReto8708"/>The Vice-President and Minister for Home Affairs (Mr. Reto): <text:reference-mark-end text:name="BungeniSpeechBy:WilliamReto8708"/>Mr. Speaker, <text:change text:change-id="ct-1413625508"/><text:change-start text:change-id="ct-1413625172"/>Dear<text:change-end text:change-id="ct-1413625172"/>, I undertake to communicate that concern by the hon. Member to the Minister for Local Government. </text:p>
            <text:p text:style-name="Standard"/>
          </text:section>
          <text:p text:style-name="observation"><text:tab/></text:p>
          <text:section text:name="comment4" text:style-name="Sect15">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name="noticesmotion1" text:style-name="Sect16">
          <text:p text:style-name="heading_5f_noticesofmotion">NOTICE OF MOTION </text:p>
          <text:section text:name="noticeofmotion1" text:style-name="Sect17">
            <text:p text:style-name="heading_5f_motion">Release of Game Reserve Land for Public Use </text:p>
            <text:section text:name="speech6" text:style-name="Sect18">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text:soft-page-break/>sanctuaries vis-a-vis the population demand for more land and degazette those reserves that are non-viable with a view to releazing more land for public use. </text:p>
            </text:section>
          </text:section>
          <text:p text:style-name="Standard"/>
        </text:section>
        <text:section text:name="procmotions1" text:style-name="Sect19">
          <text:p text:style-name="heading_5f_procmotions">PROCEDURAL MOTIONS </text:p>
          <text:section text:name="procmotion1" text:style-name="Sect20">
            <text:p text:style-name="heading_5f_motion">Limitation of Debate: Presidential Address </text:p>
            <text:section text:name="speech7" text:style-name="Sect21">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text:change text:change-id="ct-1413762912"/></text:p>
            </text:section>
            <text:section text:name="speech8" text:style-name="Sect22">
              <text:p text:style-name="Standard"><text:change text:change-id="ct-1413763024"/></text:p>
            </text:section>
          </text:section>
          <text:p text:style-name="Standard"/>
        </text:section>
        <text:section text:name="actionevt1" text:style-name="Sect23">
          <text:p text:style-name="Standard">(Question proposed) </text:p>
        </text:section>
        <text:section text:name="actionevt2" text:style-name="Sect24">
          <text:p text:style-name="Standard">(Question put and agreed to) </text:p>
        </text:section>
        <text:p text:style-name="Standard"/>
        <text:section text:name="concl1" text:style-name="Sect25">
          <text:p text:style-name="heading_5f_comchair">ADJOURNMENT </text:p>
          <text:section text:name="speech9" text:style-name="Sect26">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name="comment5" text:style-name="Sect27">
              <text:p text:style-name="observation">The House rose at thirty minutes <text:s/>past Six o’<text:change text:change-id="ct-1413762016"/><text:change-start text:change-id="ct-1413762464"/>C<text:change-end text:change-id="ct-1413762464"/>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section>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OpenSymbol" svg:font-family="OpenSymbol"/>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Cursiva" style:font-family-generic="swiss" style:font-pitch="variable" style:name="Trebuchet MS1" svg:font-family="'Trebuchet MS'"/>
    <style:font-face style:font-adornments="Negreta"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draw:fill-image draw:display-name="12vsjwbftdg44" draw:name="_31_2vsjwbftdg44" xlink:actuate="onLoad" xlink:href="Pictures/1000000000000004000000044B8B09BB.png" xlink:show="embed" xlink:type="simple"/>
    <draw:fill-image draw:display-name="13uibeoyfa9lc" draw:name="_31_3uibeoyfa9lc" xlink:actuate="onLoad" xlink:href="Pictures/1000000000000004000000045A636FA8.png" xlink:show="embed" xlink:type="simple"/>
    <draw:fill-image draw:display-name="14bvucmehnhtj" draw:name="_31_4bvucmehnhtj" xlink:actuate="onLoad" xlink:href="Pictures/1000000000000004000000044B8B09BB.png" xlink:show="embed" xlink:type="simple"/>
    <draw:fill-image draw:display-name="18m1udqe21fdk" draw:name="_31_8m1udqe21fdk" xlink:actuate="onLoad" xlink:href="Pictures/1000000000000004000000045A636FA8.png" xlink:show="embed" xlink:type="simple"/>
    <draw:fill-image draw:display-name="1cfsxem7klzio" draw:name="_31_cfsxem7klzio" xlink:actuate="onLoad" xlink:href="Pictures/1000000000000004000000045A636FA8.png" xlink:show="embed" xlink:type="simple"/>
    <draw:fill-image draw:display-name="1cnw7208lof74" draw:name="_31_cnw7208lof74" xlink:actuate="onLoad" xlink:href="Pictures/1000000000000004000000044B8B09BB.png" xlink:show="embed" xlink:type="simple"/>
    <draw:fill-image draw:display-name="1cwkxp2avq62l" draw:name="_31_cwkxp2avq62l" xlink:actuate="onLoad" xlink:href="Pictures/100000000000000400000004CC5182EB.png" xlink:show="embed" xlink:type="simple"/>
    <draw:fill-image draw:display-name="1czfmrlato0gm" draw:name="_31_czfmrlato0gm" xlink:actuate="onLoad" xlink:href="Pictures/1000000000000004000000045A636FA8.png" xlink:show="embed" xlink:type="simple"/>
    <draw:fill-image draw:display-name="1g2le4d4f4vhh" draw:name="_31_g2le4d4f4vhh" xlink:actuate="onLoad" xlink:href="Pictures/1000000000000004000000042C88C416.png" xlink:show="embed" xlink:type="simple"/>
    <draw:fill-image draw:display-name="1g9f0xi5ubzye" draw:name="_31_g9f0xi5ubzye" xlink:actuate="onLoad" xlink:href="Pictures/1000000000000004000000045A636FA8.png" xlink:show="embed" xlink:type="simple"/>
    <draw:fill-image draw:display-name="1gojzb8sp1dj7" draw:name="_31_gojzb8sp1dj7" xlink:actuate="onLoad" xlink:href="Pictures/1000000000000004000000044B8B09BB.png" xlink:show="embed" xlink:type="simple"/>
    <draw:fill-image draw:display-name="1i3xcr2qwvwio" draw:name="_31_i3xcr2qwvwio" xlink:actuate="onLoad" xlink:href="Pictures/1000000000000004000000044B8B09BB.png" xlink:show="embed" xlink:type="simple"/>
    <draw:fill-image draw:display-name="1k80c7rr9268r" draw:name="_31_k80c7rr9268r" xlink:actuate="onLoad" xlink:href="Pictures/1000000000000004000000045A636FA8.png" xlink:show="embed" xlink:type="simple"/>
    <draw:fill-image draw:display-name="1l11hx0jfrgcb" draw:name="_31_l11hx0jfrgcb" xlink:actuate="onLoad" xlink:href="Pictures/1000000000000004000000045A636FA8.png" xlink:show="embed" xlink:type="simple"/>
    <draw:fill-image draw:display-name="1lnhesfmlnbsq" draw:name="_31_lnhesfmlnbsq" xlink:actuate="onLoad" xlink:href="Pictures/1000000000000004000000044B8B09BB.png" xlink:show="embed" xlink:type="simple"/>
    <draw:fill-image draw:display-name="1o25kcnj2nd67" draw:name="_31_o25kcnj2nd67" xlink:actuate="onLoad" xlink:href="Pictures/100000000000000400000004DE6A59C2.png" xlink:show="embed" xlink:type="simple"/>
    <draw:fill-image draw:display-name="1odn5z370qz8a" draw:name="_31_odn5z370qz8a" xlink:actuate="onLoad" xlink:href="Pictures/1000000000000004000000042C88C416.png" xlink:show="embed" xlink:type="simple"/>
    <draw:fill-image draw:display-name="1pbt7pxohfkxg" draw:name="_31_pbt7pxohfkxg" xlink:actuate="onLoad" xlink:href="Pictures/1000000000000004000000045A636FA8.png" xlink:show="embed" xlink:type="simple"/>
    <draw:fill-image draw:display-name="1rlmu7j5ux0ks" draw:name="_31_rlmu7j5ux0ks" xlink:actuate="onLoad" xlink:href="Pictures/1000000000000004000000044B8B09BB.png" xlink:show="embed" xlink:type="simple"/>
    <draw:fill-image draw:display-name="1sjf35eapo834" draw:name="_31_sjf35eapo834" xlink:actuate="onLoad" xlink:href="Pictures/100000000000000400000004D7F2E517.png" xlink:show="embed" xlink:type="simple"/>
    <draw:fill-image draw:display-name="34oxo4o8a4m4" draw:name="_33_4oxo4o8a4m4" xlink:actuate="onLoad" xlink:href="Pictures/1000000000000004000000042C88C416.png" xlink:show="embed" xlink:type="simple"/>
    <draw:fill-image draw:display-name="7pwrgkyo2ov2" draw:name="_37_pwrgkyo2ov2" xlink:actuate="onLoad" xlink:href="Pictures/1000000000000004000000045A636FA8.png" xlink:show="embed" xlink:type="simple"/>
    <draw:fill-image draw:name="hdpbp2zckinc" xlink:actuate="onLoad" xlink:href="Pictures/1000000000000004000000044B8B09BB.png" xlink:show="embed" xlink:type="simple"/>
    <draw:fill-image draw:name="i9nnfq94q0pd" xlink:actuate="onLoad" xlink:href="Pictures/100000000000000400000004CC5182EB.png" xlink:show="embed" xlink:type="simple"/>
    <draw:fill-image draw:name="kshocqt2rg4k" xlink:actuate="onLoad" xlink:href="Pictures/100000000000000400000004DE6A59C2.png" xlink:show="embed" xlink:type="simple"/>
    <draw:fill-image draw:name="kusiamdk8uyn" xlink:actuate="onLoad" xlink:href="Pictures/1000000000000004000000044B8B09BB.png" xlink:show="embed" xlink:type="simple"/>
    <draw:fill-image draw:name="powxxb1tyyxu" xlink:actuate="onLoad" xlink:href="Pictures/1000000000000004000000044B8B09BB.png" xlink:show="embed" xlink:type="simple"/>
    <draw:fill-image draw:name="sb7a7dzk0m8b" xlink:actuate="onLoad" xlink:href="Pictures/1000000000000004000000045A636FA8.png" xlink:show="embed" xlink:type="simple"/>
    <draw:fill-image draw:name="u0q9hj6tgmif" xlink:actuate="onLoad" xlink:href="Pictures/100000000000000400000004CC5182EB.png" xlink:show="embed" xlink:type="simple"/>
    <draw:fill-image draw:name="wzs5k5ewvajb" xlink:actuate="onLoad" xlink:href="Pictures/1000000000000004000000045A636FA8.png" xlink:show="embed" xlink:type="simple"/>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DejaVu Sans" style:font-name-complex="DejaVu Sans"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text" style:family="paragraph" style:name="comment" style:parent-style-name="Standard">
      <style:paragraph-properties fo:background-color="#e6e6e6" fo:border="0.0071in solid #000000" fo:margin-left="0.2402in" fo:margin-right="0in" fo:padding="0in" fo:text-indent="0in" style:auto-text-indent="false" style:shadow="none">
        <style:background-image/>
      </style:paragraph-properties>
      <style:text-properties fo:font-size="11pt" fo:font-style="italic" style:font-size-asian="11pt" style:font-size-complex="11pt" style:font-style-asian="italic" style:font-style-complex="italic"/>
    </style:style>
    <style:style style:family="paragraph" style:name="comment-plain" style:parent-style-name="comment">
      <style:paragraph-properties fo:background-color="transparent">
        <style:background-image/>
      </style:paragraph-properties>
    </style:style>
    <style:style style:auto-update="true" style:class="text" style:family="paragraph" style:master-page-name="" style:name="begin-marker">
      <style:paragraph-properties style:page-number="auto">
        <style:tab-stops/>
      </style:paragraph-properties>
      <style:text-properties fo:color="#dc2300" fo:font-size="11pt" fo:font-style="italic" fo:font-weight="bold" fo:text-shadow="none" style:text-outline="false"/>
    </style:style>
    <style:style style:auto-update="true" style:class="text" style:family="paragraph" style:name="end-marker">
      <style:text-properties fo:color="#dc2300" fo:font-size="11pt" fo:font-style="italic" fo:font-weight="bold"/>
    </style:style>
    <style:style style:family="paragraph" style:name="observation" style:next-style-name="Drawing" style:parent-style-name="Standard">
      <style:text-properties fo:font-size="11pt" fo:font-style="italic"/>
    </style:style>
    <style:style style:class="extra" style:family="paragraph" style:name="Drawing" style:parent-style-name="Caption"/>
    <style:style style:class="text" style:display-name="heading_motion" style:family="paragraph" style:name="heading_5f_motion" style:parent-style-name="Heading">
      <style:text-properties fo:font-weight="bold" style:font-name="Trebuchet MS"/>
    </style:style>
    <style:style style:class="text" style:display-name="subheading_motion" style:family="paragraph" style:name="subheading_5f_motion" style:parent-style-name="Heading_20_2">
      <style:text-properties fo:font-size="13pt" fo:font-style="normal" style:font-name="Trebuchet MS" style:font-weight-asian="normal" style:font-weight-complex="normal"/>
    </style:style>
    <style:style style:class="text" style:display-name="subtitle_motion" style:family="paragraph" style:name="subtitle_5f_motion" style:parent-style-name="Heading_20_3">
      <style:text-properties fo:font-size="12pt" fo:font-style="italic" fo:font-weight="normal" style:font-name="Trebuchet MS1"/>
    </style:style>
    <style:style style:display-name="heading_preface" style:family="paragraph" style:name="heading_5f_preface" style:parent-style-name="heading_5f_motion"/>
    <style:style style:display-name="subheading_preface" style:family="paragraph" style:name="subheading_5f_preface" style:parent-style-name="subheading_5f_motion">
      <style:text-properties style:font-name="Trebuchet MS"/>
    </style:style>
    <style:style style:display-name="heading_papers" style:family="paragraph" style:name="heading_5f_papers" style:parent-style-name="heading_5f_preface"/>
    <style:style style:display-name="heading_question" style:family="paragraph" style:name="heading_5f_question" style:next-style-name="Standard" style:parent-style-name="heading_5f_motion"/>
    <style:style style:display-name="subheading_question" style:family="paragraph" style:name="subheading_5f_question" style:next-style-name="Standard" style:parent-style-name="subheading_5f_motion">
      <style:text-properties style:font-name="Trebuchet MS"/>
    </style:style>
    <style:style style:display-name="heading_allquestions" style:family="paragraph" style:name="heading_5f_allquestions" style:next-style-name="Standard" style:parent-style-name="heading_5f_question">
      <style:text-properties style:font-name="Trebuchet MS"/>
    </style:style>
    <style:style style:display-name="heading_pointoforder" style:family="paragraph" style:name="heading_5f_pointoforder" style:parent-style-name="heading_5f_motion"/>
    <style:style style:display-name="heading_comchair" style:family="paragraph" style:name="heading_5f_comchair" style:parent-style-name="heading_5f_pointoforder">
      <style:text-properties style:font-name="Trebuchet MS"/>
    </style:style>
    <style:style style:display-name="heading_pstatement" style:family="paragraph" style:name="heading_5f_pstatement" style:parent-style-name="heading_5f_pointoforder"/>
    <style:style style:display-name="subheading_papers" style:family="paragraph" style:name="subheading_5f_papers" style:parent-style-name="subheading_5f_preface"/>
    <style:style style:display-name="heading_noticesofmotion" style:family="paragraph" style:name="heading_5f_noticesofmotion" style:parent-style-name="heading_5f_motion"/>
    <style:style style:display-name="heading_procmotions" style:family="paragraph" style:name="heading_5f_procmotions" style:parent-style-name="heading_5f_noticesofmotion"/>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page-layout style:name="M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creation-date>2010-06-17T23:02:07</meta:creation-date>
    <meta:editing-duration>PT01H18M39S</meta:editing-duration>
    <meta:editing-cycles>24</meta:editing-cycles>
    <meta:generator>OpenOffice.org/3.1$Linux OpenOffice.org_project/310m19$Build-9420</meta:generator>
    <meta:initial-creator>Ashok Hariharan</meta:initial-creator>
    <dc:date>2010-06-21T15:44:05</dc:date>
    <dc:creator>Epanisitos Akaranga</dc:creator>
    <meta:document-statistic meta:character-count="5993" meta:image-count="0" meta:object-count="0" meta:page-count="4" meta:paragraph-count="53" meta:table-count="0" meta:word-count="1034"/>
    <meta:user-defined meta:name="BungeniCountryCode">ke</meta:user-defined>
    <meta:user-defined meta:name="BungeniDocAuthor">Jimmy Buru</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